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198a8a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cccc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6.207cm" svg:y="6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7.438cm" svg:y="6.19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8.747cm" svg:y="6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017cm" svg:y="6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017cm" svg:y="7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8.747cm" svg:y="7.47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477cm" svg:y="7.4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207cm" svg:y="7.4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207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477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8.747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017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017cm" svg:y="10.0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8.747cm" svg:y="10.01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477cm" svg:y="10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207cm" svg:y="10.01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985cm" svg:y1="7.096cm" svg:x2="7.985cm" svg:y2="7.858cm">
          <text:p/>
        </draw:line>
        <draw:line draw:style-name="gr5" draw:text-style-name="P1" draw:layer="layout" svg:x1="8.874cm" svg:y1="7.985cm" svg:x2="8.112cm" svg:y2="7.985cm">
          <text:p/>
        </draw:line>
        <draw:line draw:style-name="gr5" draw:text-style-name="P1" draw:layer="layout" svg:x1="9.255cm" svg:y1="8.366cm" svg:x2="9.255cm" svg:y2="9.128cm">
          <text:p/>
        </draw:line>
        <draw:line draw:style-name="gr5" draw:text-style-name="P1" draw:layer="layout" svg:x1="9.255cm" svg:y1="10.271cm" svg:x2="9.255cm" svg:y2="9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6T15:30:45.54</meta:creation-date>
    <dc:date>2012-11-16T15:35:21.72</dc:date>
    <meta:editing-duration>PT3M21S</meta:editing-duration>
    <meta:editing-cycles>5</meta:editing-cycles>
    <meta:generator>LibreOffice/3.6$Windows_x86 LibreOffice_project/da8c1e6-fd468f4-454e206-f42a4a9-143cfd</meta:generator>
    <meta:document-statistic meta:object-count="20"/>
  </office:meta>
</office:document-meta>
</file>